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8. Files_les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sere Programme können auch auf Dateien auf unserem Computer zugreifen</text:p>
                <text:p/>
              </text:list-item>
              <text:list-item>
                <text:p>Hierdurch können wir z.B. große Tabellen einlesen, welche wir sonst mühsam in unsere Programme hineinschreiben müss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nn wir auf ein Dokument zugreifen möchten, müssen wir dieses zunächst öffnen</text:p>
                <text:p/>
              </text:list-item>
              <text:list-item>
                <text:p>Dazu verwenden wir den Befehl „open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w)</text:p>
                <text:p>→ Durch das „w“ erhalten wir Schreibrechte in diesem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r)</text:p>
                <text:p>→ Durch das „w“ erhalten wir Leserechte in diesem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r+)</text:p>
                <text:p>→ Durch das „r+“ erhalten wir Schreib- und Leserechte in diesem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a)</text:p>
                <text:p>→ Durch das „a“ können wir Zeilen an das File anfü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Dokumente/nameDesFiles.txt“, r)</text:p>
                <text:p>→ Wir können auch durch das Angeben eines Pfads auf Dokumente zugreifen, welche in einem anderen Ordner gespeichert s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write(„Hallo Welt“)</text:p>
                <text:p>→Schreibt „Hallo Welt“ in das geöffnete File. Je nachdem, ob das File mit „a“ oder mit „w“ geöffnet wurde, wird der alte Inhalt überschrieben oder eben nich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close()</text:p>
                <text:p>→Schließt das geöffnete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read()</text:p>
                <text:p>→Hiermit lesen wir den Inhalt des Files im Programm ein (Wichtig: Liest das ganze Program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readline()</text:p>
                <text:p>→Hiermit lesen wir den Inhalt des Files im Programm ein (Wichtig: Liest nur eine Zeile)</text:p>
                <text:p>→ Durch ein zweites Aufrufen, wird die nächste Zeile des Files eingele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10M18S</meta:editing-duration>
    <meta:editing-cycles>32</meta:editing-cycles>
    <meta:generator>LibreOffice/6.0.7.3$Linux_X86_64 LibreOffice_project/00m0$Build-3</meta:generator>
    <dc:title>Impress</dc:title>
    <dc:date>2019-03-11T16:38:02.246001170</dc:date>
    <meta:document-statistic meta:object-count="82"/>
  </office:meta>
</office:document-meta>
</file>